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3c6e" officeooo:paragraph-rsid="00103c6e"/>
    </style:style>
    <style:style style:name="P2" style:family="paragraph" style:parent-style-name="Standard">
      <style:text-properties officeooo:rsid="00103c6e" officeooo:paragraph-rsid="00113bf1"/>
    </style:style>
    <style:style style:name="P3" style:family="paragraph" style:parent-style-name="Standard">
      <style:text-properties officeooo:rsid="0010549c" officeooo:paragraph-rsid="0010549c"/>
    </style:style>
    <style:style style:name="P4" style:family="paragraph" style:parent-style-name="Standard">
      <style:text-properties officeooo:rsid="00113b84" officeooo:paragraph-rsid="00113b84"/>
    </style:style>
    <style:style style:name="P5" style:family="paragraph" style:parent-style-name="Standard">
      <style:text-properties officeooo:rsid="001197d2" officeooo:paragraph-rsid="001197d2"/>
    </style:style>
    <style:style style:name="P6" style:family="paragraph" style:parent-style-name="Standard">
      <style:text-properties officeooo:rsid="0012a8a1" officeooo:paragraph-rsid="0012a8a1"/>
    </style:style>
    <style:style style:name="P7" style:family="paragraph" style:parent-style-name="Standard">
      <style:text-properties officeooo:rsid="001471f6" officeooo:paragraph-rsid="001471f6"/>
    </style:style>
    <style:style style:name="P8" style:family="paragraph" style:parent-style-name="Standard">
      <style:text-properties officeooo:rsid="0014fdf4" officeooo:paragraph-rsid="0014fdf4"/>
    </style:style>
    <style:style style:name="P9" style:family="paragraph" style:parent-style-name="Standard">
      <style:text-properties officeooo:rsid="00153975" officeooo:paragraph-rsid="00153975"/>
    </style:style>
    <style:style style:name="P10" style:family="paragraph" style:parent-style-name="Standard">
      <style:text-properties officeooo:rsid="00154cd3" officeooo:paragraph-rsid="00154cd3"/>
    </style:style>
    <style:style style:name="P11" style:family="paragraph" style:parent-style-name="Standard">
      <style:text-properties officeooo:rsid="0016ba12" officeooo:paragraph-rsid="0016ba12"/>
    </style:style>
    <style:style style:name="P12" style:family="paragraph" style:parent-style-name="Standard">
      <style:text-properties officeooo:rsid="00170692" officeooo:paragraph-rsid="00170692"/>
    </style:style>
    <style:style style:name="P13" style:family="paragraph" style:parent-style-name="Standard">
      <style:text-properties officeooo:rsid="001783c6" officeooo:paragraph-rsid="001783c6"/>
    </style:style>
    <style:style style:name="T1" style:family="text">
      <style:text-properties officeooo:rsid="00107322"/>
    </style:style>
    <style:style style:name="T2" style:family="text">
      <style:text-properties officeooo:rsid="00113b84"/>
    </style:style>
    <style:style style:name="T3" style:family="text">
      <style:text-properties officeooo:rsid="00113bf1"/>
    </style:style>
    <style:style style:name="T4" style:family="text">
      <style:text-properties officeooo:rsid="001197d2"/>
    </style:style>
    <style:style style:name="T5" style:family="text">
      <style:text-properties officeooo:rsid="0014fdf4"/>
    </style:style>
    <style:style style:name="T6" style:family="text">
      <style:text-properties officeooo:rsid="00153975"/>
    </style:style>
    <style:style style:name="T7" style:family="text">
      <style:text-properties officeooo:rsid="00170692"/>
    </style:style>
    <style:style style:name="T8" style:family="text">
      <style:text-properties officeooo:rsid="0019c2ad"/>
    </style:style>
    <style:style style:name="T9" style:family="text">
      <style:text-properties officeooo:rsid="001a4a2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bruiken van de SectorPlot plugin</text:p>
      <text:p text:style-name="P1"/>
      <text:p text:style-name="P3">Wat doet de SectorPlot plugin:</text:p>
      <text:p text:style-name="P3"/>
      <text:p text:style-name="P3">- op basis van een lokatie, en een aantal sectoren wordt er in QGIS een sectorplot aangemaakt. Deze sectorplot wordt opgeslagen in <text:span text:style-name="T1">een</text:span> database, en kan desgewenst worden opgeslagen als shapefile (met styling) of naar de Geoserver WMS worden gepushed, <text:span text:style-name="T1">beide</text:span> om te worden gebruikt/<text:span text:style-name="T1">getoond</text:span> in JRodos.</text:p>
      <text:p text:style-name="P1"/>
      <text:p text:style-name="P1"/>
      <text:p text:style-name="P4">Hoe maak je een SectorPlot:</text:p>
      <text:p text:style-name="P4"/>
      <text:p text:style-name="P1">Na het installeren van de plugin verschijnt er <text:s/>in de toolbar een 'SectorPlot' <text:span text:style-name="T4">knop</text:span>:</text:p>
      <text:p text:style-name="P1"><draw:frame draw:style-name="fr1" draw:name="Image1" text:anchor-type="paragraph" svg:x="0.0528in" svg:y="0.1043in" svg:width="0.4898in" svg:height="0.4272in" draw:z-index="0"><draw:image/></draw:frame></text:p>
      <text:p text:style-name="P2"><text:span text:style-name="T3">M</text:span>aak <text:span text:style-name="T3">eerst </text:span>een project aan met epsg:3857 en enable 'On The Fly reprojection' (OTF) <text:span text:style-name="T3">of open deze indien eerder aangemaakt.</text:span></text:p>
      <text:p text:style-name="P2"/>
      <text:p text:style-name="P1">Omdat de NPP (Nuclear Power Plants) over de hele wereld verspreid zijn, is het het handigst om te beginnen met een QGIS project met een wereldkaart.</text:p>
      <text:p text:style-name="P1">Twee manieren om die te verkrijgen:</text:p>
      <text:p text:style-name="P1">-1-</text:p>
      <text:p text:style-name="P1">- haal de OpenStreetMap <text:span text:style-name="T3">WMS</text:span> kaart op van de cal-dev geoserver</text:p>
      <text:p text:style-name="P1">-2- </text:p>
      <text:p text:style-name="P1">- installeer de QuickMapServices-plugin (er verschijnt een menu item in 'web')</text:p>
      <text:p text:style-name="P1">- haal <text:span text:style-name="T2">via web/QuickMapService/OSM/OSM Mapnik een OpenStreetMap kaartlaag op</text:span></text:p>
      <text:p text:style-name="P1"/>
      <text:p text:style-name="P5">Klik nu op de SectorPlot knop, het volgende scherm komt tevoorschijn.</text:p>
      <text:p text:style-name="P1"/>
      <text:p text:style-name="P1"><draw:frame draw:style-name="fr1" draw:name="Image2" text:anchor-type="paragraph" svg:x="0.0327in" svg:y="0in" svg:width="6.9252in" svg:height="5.2291in" draw:z-index="1"><draw:image/></draw:frame></text:p>
      <text:p text:style-name="P5">Hierin is een lijst van recent aangemaakte Sectorplots te zien.</text:p>
      <text:p text:style-name="P5"/>
      <text:p text:style-name="P5">Essentieel is te weten dat een eenmaal gemaakte Sectorplot NIET meer kan worden verwijderd of worden aangepast! Er kan wel een nieuwe worden gemaakt op basis van een voorgaande, maar die zal als nieuwe worden opgeslagen met een eigen 'Tijd van opslaan'.</text:p>
      <text:p text:style-name="P5"/>
      <text:p text:style-name="P5">Klik op de knop 'Nieuwe Sectorplot'.</text:p>
      <text:p text:style-name="P5"/>
      <text:p text:style-name="P6">Als eerste moet de plugin weten WAAR de sectorplot is gelegen. Hiertoe komt onderstaande dialoog te voorschijn:</text:p>
      <text:p text:style-name="P5"/>
      <text:p text:style-name="P5"><draw:frame draw:style-name="fr1" draw:name="Image3" text:anchor-type="paragraph" svg:x="-0.0256in" svg:y="0in" svg:width="7.25in" svg:height="4.5728in" draw:z-index="2"><draw:image/></draw:frame></text:p>
      <text:p text:style-name="P6">Hierin zijn er drie manieren om de sectorplot een plek op de wereld te geven:</text:p>
      <text:p text:style-name="P6">- door bij '1' een landcode, naam van NPP te beginnen te tikken, filtert de lijst met NPP's zich en kun je een NPP selecteren.</text:p>
      <text:p text:style-name="P6">- door via '2' even naar de kaart te gaan en ergen<text:span text:style-name="T9">s</text:span> op de wereld een punt te klikken zullen de coordinaten bij '3' worden ingevuld</text:p>
      <text:p text:style-name="P6">- door direct bij '3' coordinaten in te voeren</text:p>
      <text:p text:style-name="P6"/>
      <text:p text:style-name="P7">Hieronder het zoeken door de lijst te filteren door 'bors' in te tikken en dan de regel te selecteren:</text:p>
      <text:p text:style-name="P6"/>
      <text:p text:style-name="P6"><draw:frame draw:style-name="fr1" draw:name="Image4" text:anchor-type="paragraph" svg:x="0.0055in" svg:y="0in" svg:width="6.1043in" svg:height="4.1043in" draw:z-index="3"><draw:image/></draw:frame></text:p>
      <text:p text:style-name="P6">Klik nu op OK, dit scherm zal zich sluiten, <text:span text:style-name="T5">en onderstaande dialoog komt te voorschijn met daarin een voorlopige sectorplotnaam (namelijk de NPP naam), en de meegegeven locatie.</text:span></text:p>
      <text:p text:style-name="P8">Als Tegenmaatregeltijd wordt het huidige tijdstip ingevuld, maar dat kan worden aangepast.</text:p>
      <text:p text:style-name="P6"/>
      <text:p text:style-name="P6"><draw:frame draw:style-name="fr1" draw:name="Image5" text:anchor-type="paragraph" svg:x="0.0264in" svg:y="0in" svg:width="8.1874in" svg:height="5.7189in" draw:z-index="4"><draw:image/></draw:frame></text:p>
      <text:p text:style-name="P8">Ga nu een (tegenmaatregel)-sector aanmaken: <text:s/><text:span text:style-name="T6">klik op de knop 'Nieuwe Sector Toevoegen', onderstaande Sectordialoog verschijnt:</text:span></text:p>
      <text:p text:style-name="P8"/>
      <text:p text:style-name="P8"><draw:frame draw:style-name="fr1" draw:name="Image6" text:anchor-type="paragraph" svg:x="0.0425in" svg:y="0in" svg:width="7.6563in" svg:height="3.7189in" draw:z-index="5"><draw:image/></draw:frame></text:p>
      <text:p text:style-name="P9">Kies nu een Tegenmaatregel uit de dropdown,</text:p>
      <text:p text:style-name="P9">Geef eventueel een alternatieve kleur</text:p>
      <text:p text:style-name="P9">Voer Richting, Hoek, Afstand en optioneel een Min<text:span text:style-name="T9">(imale)</text:span> Afstand in.</text:p>
      <text:p text:style-name="P9">Geef deze sector optioneel een naam.</text:p>
      <text:p text:style-name="P9">Klik op OK.</text:p>
      <text:p text:style-name="P8"/>
      <text:p text:style-name="P8"><draw:frame draw:style-name="fr1" draw:name="Image7" text:anchor-type="paragraph" svg:x="0.0634in" svg:y="0in" svg:width="7.6563in" svg:height="3.7189in" draw:z-index="6"><draw:image/></draw:frame></text:p>
      <text:p text:style-name="P10">Direct zal deze sector worden afgebeeld in QGIS:</text:p>
      <text:p text:style-name="P10"/>
      <text:p text:style-name="P10"><draw:frame draw:style-name="fr1" draw:name="Image8" text:anchor-type="paragraph" svg:x="0.0839in" svg:y="0in" svg:width="9.6772in" svg:height="5.3854in" draw:z-index="7"><draw:image/></draw:frame></text:p>
      <text:p text:style-name="P10"/>
      <text:p text:style-name="P11">Op deze manier kan een aantal sectoren worden aangemaakt.</text:p>
      <text:p text:style-name="P11">Hieronder een voorbeeld met 3 sectoren:</text:p>
      <text:p text:style-name="P11"><draw:frame draw:style-name="fr1" draw:name="Image9" text:anchor-type="paragraph" svg:x="0.089in" svg:y="0.1252in" svg:width="8.1874in" svg:height="5.7083in" draw:z-index="8"><draw:image/></draw:frame></text:p>
      <text:p text:style-name="P11">De volgorde van tekenen in de kaart (dus welke sector boven ligt) wordt bepaald door de volgorde in de Sectorlijst.</text:p>
      <text:p text:style-name="P11">Door op het getal voor de sector in de lijst te klikken en te verslepen is de volgorde te veranderen.</text:p>
      <text:p text:style-name="P11">Een sector kan ook worden aangepast of worden verwijderd, door een sector eerst te <text:span text:style-name="T8">selecteren</text:span> en dan een van de knoppen 'Open Geselecteerde Sector' of 'Verwijder Geselecteerde Sector' te gebruiken.</text:p>
      <text:p text:style-name="P11"/>
      <text:p text:style-name="P11">Wanneer u alle sectoren heeft aangemaakt, klikt u op OK en verschijnt deze Sectorplot in de lijst van Recente Sectorplots. Doordat de laatst toegevoegde wordt geselecteerd wordt is deze ook te zien in QGIS.</text:p>
      <text:p text:style-name="P11">Een aanpassing van de selectie resulteert in het tonen van een andere Sectorplot</text:p>
      <text:p text:style-name="P11"/>
      <text:p text:style-name="P11"><draw:frame draw:style-name="fr2" draw:name="Image10" text:anchor-type="paragraph" svg:width="13.178in" svg:height="7.4083in" draw:z-index="9"><draw:image/></draw:frame></text:p>
      <text:p text:style-name="P11">Een geselecteerde Sectorplot in de lijst kan nu worden 'gepubliceerd' als WMS naar de cal-net Geoserver, OF worden opgeslagen als lokale shapefile (plus bijbehorende sld stylebestand).</text:p>
      <text:p text:style-name="P11"/>
      <text:p text:style-name="P11">Om te publiceren naar Geoserver:</text:p>
      <text:p text:style-name="P11">- selecteer een Sectorplot uit de lijst</text:p>
      <text:p text:style-name="P11">- klik 'WMS Aanmaken'</text:p>
      <text:p text:style-name="P11">De plugin maakt nu (via de Postgresql/Postgis connectie) eerst een <text:span text:style-name="T7">database </text:span>view aan van die sectoren <text:span text:style-name="T7">in de Database.<text:line-break/>Daarna wordt er (via de REST api van de Geoserver) op basis van die view een laag aangemaakt.</text:span></text:p>
      <text:p text:style-name="P12">De laagnaam wordt getoond in het resultaatschermpje.</text:p>
      <text:p text:style-name="P13">Door nu de in JRodos te verbinden met de WMS: </text:p>
      <text:p text:style-name="P13"><text:s/>http://geoserver.dev.cal-net.nl/geoserver/sectorplots/wms</text:p>
      <text:p text:style-name="P13">Kunt u deze kaartlaag met deze sectorplot in JRodos laden.</text:p>
      <text:p text:style-name="P13"/>
      <text:p text:style-name="P13">Om op te slaan als shapefile.</text:p>
      <text:p text:style-name="P13">- selecteer een Sectorplot uit de lijst</text:p>
      <text:p text:style-name="P13">- klik op 'Shapefile Aanmaken'</text:p>
      <text:p text:style-name="P13">U wordt gevraagd een plaats te wijzen waar u de shapfile (een set van files) wilt opslaan. </text:p>
      <text:p text:style-name="P13">Na het opslaan van de shapefile zal er ook een SLD-stylebestand met dezelfde naam naast staan.<text:line-break/>Wanneer u nu met JRodos deze shapefile (lokaal) opent, zal <text:s/>JRodos de stijl OOK direct meenemen.</text:p>
      <text:p text:style-name="P12"/>
      <text:p text:style-name="P12"><draw:frame draw:style-name="fr3" draw:name="Image11" text:anchor-type="paragraph" svg:x="-0.0098in" svg:y="0in" svg:width="3.802in" svg:height="1.4898in" draw:z-index="10"><draw:image/></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meta:initial-creator>
    <meta:creation-date>2016-02-02T13:16:58.505183765</meta:creation-date>
    <meta:generator>LibreOffice/4.2.8.2$Linux_X86_64 LibreOffice_project/420m0$Build-2</meta:generator>
    <dc:date>2016-02-02T17:05:57.262000192</dc:date>
    <meta:editing-duration>PT1H35M6S</meta:editing-duration>
    <meta:editing-cycles>15</meta:editing-cycles>
    <meta:document-statistic meta:table-count="0" meta:image-count="11" meta:object-count="0" meta:page-count="1" meta:paragraph-count="53" meta:word-count="741" meta:character-count="4523" meta:non-whitespace-character-count="3828"/>
  </office:meta>
</office:document-meta>
</file>